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="" draw:marker-start-width="0.429cm" draw:marker-end-width="0.42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429cm" draw:marker-end-width="0.42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2.052cm"/>
      <style:paragraph-properties style:writing-mode="lr-tb"/>
    </style:style>
    <style:style style:name="gr7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727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a6a6" draw:textarea-horizontal-align="justify" draw:textarea-vertical-align="middle" draw:auto-grow-height="false" fo:min-height="0.9cm" fo:min-width="0.655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985cm"/>
      <style:paragraph-properties style:writing-mode="lr-tb"/>
    </style:style>
    <style:style style:name="gr10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95cm"/>
      <style:paragraph-properties style:writing-mode="lr-tb"/>
    </style:style>
    <style:style style:name="gr11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02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22pt"/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/>
      <style:text-properties fo:font-size="22pt"/>
    </style:style>
    <style:style style:name="P5" style:family="paragraph">
      <loext:graphic-properties draw:fill="none" draw:fill-color="#ffffff"/>
      <style:paragraph-properties style:writing-mode="lr-tb"/>
      <style:text-properties fo:font-size="24pt" style:font-size-asian="28pt" style:font-size-complex="28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a6a6"/>
      <style:paragraph-properties fo:text-align="center" style:writing-mode="lr-tb"/>
    </style:style>
    <style:style style:name="P8" style:family="paragraph">
      <style:text-properties fo:font-size="26pt"/>
    </style:style>
    <style:style style:name="P9" style:family="paragraph">
      <loext:graphic-properties draw:fill="none" draw:fill-color="#ffffff"/>
      <style:paragraph-properties fo:margin-left="0cm" fo:margin-right="0cm" fo:text-indent="0cm" style:writing-mode="lr-tb"/>
      <style:text-properties fo:font-size="26pt"/>
    </style:style>
    <style:style style:name="T1" style:family="text">
      <style:text-properties fo:font-size="24pt" style:font-size-asian="28pt" style:font-size-complex="28pt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6.082cm" svg:y1="16.792cm" svg:x2="13.383cm" svg:y2="16.809cm">
            <text:p/>
          </draw:line>
          <draw:line draw:style-name="gr1" draw:text-style-name="P1" draw:layer="layout" svg:x1="16.083cm" svg:y1="16.782cm" svg:x2="13.384cm" svg:y2="16.799cm">
            <text:p/>
          </draw:line>
          <draw:line draw:style-name="gr1" draw:text-style-name="P1" draw:layer="layout" svg:x1="14.12cm" svg:y1="17.181cm" svg:x2="15.461cm" svg:y2="17.181cm">
            <text:p/>
          </draw:line>
          <draw:line draw:style-name="gr1" draw:text-style-name="P1" draw:layer="layout" svg:x1="14.482cm" svg:y1="17.514cm" svg:x2="15.127cm" svg:y2="17.514cm">
            <text:p/>
          </draw:line>
          <draw:line draw:style-name="gr1" draw:text-style-name="P1" draw:layer="layout" svg:x1="14.768cm" svg:y1="16.768cm" svg:x2="14.779cm" svg:y2="15.908cm">
            <text:p/>
          </draw:line>
        </draw:g>
        <draw:line draw:style-name="gr2" draw:text-style-name="P2" draw:layer="layout" svg:x1="8.88cm" svg:y1="5.027cm" svg:x2="13.183cm" svg:y2="5.014cm">
          <text:p/>
        </draw:line>
        <draw:g>
          <draw:line draw:style-name="gr3" draw:text-style-name="P1" draw:layer="layout" svg:x1="13.183cm" svg:y1="5.051cm" svg:x2="13.441cm" svg:y2="4.614cm">
            <text:p/>
          </draw:line>
          <draw:line draw:style-name="gr3" draw:text-style-name="P1" draw:layer="layout" svg:x1="14.008cm" svg:y1="5.487cm" svg:x2="13.435cm" svg:y2="4.615cm">
            <text:p/>
          </draw:line>
          <draw:line draw:style-name="gr3" draw:text-style-name="P1" draw:layer="layout" svg:x1="15.105cm" svg:y1="5.518cm" svg:x2="15.648cm" svg:y2="4.627cm">
            <text:p/>
          </draw:line>
          <draw:line draw:style-name="gr3" draw:text-style-name="P1" draw:layer="layout" svg:x1="13.982cm" svg:y1="5.507cm" svg:x2="14.525cm" svg:y2="4.616cm">
            <text:p/>
          </draw:line>
          <draw:line draw:style-name="gr3" draw:text-style-name="P1" draw:layer="layout" svg:x1="15.127cm" svg:y1="5.512cm" svg:x2="14.554cm" svg:y2="4.64cm">
            <text:p/>
          </draw:line>
          <draw:line draw:style-name="gr3" draw:text-style-name="P1" draw:layer="layout" svg:x1="16.234cm" svg:y1="5.495cm" svg:x2="15.661cm" svg:y2="4.623cm">
            <text:p/>
          </draw:line>
          <draw:line draw:style-name="gr3" draw:text-style-name="P1" draw:layer="layout" svg:x1="16.225cm" svg:y1="5.45cm" svg:x2="16.483cm" svg:y2="5.013cm">
            <text:p/>
          </draw:line>
        </draw:g>
        <draw:line draw:style-name="gr2" draw:text-style-name="P2" draw:layer="layout" svg:x1="8.918cm" svg:y1="9.327cm" svg:x2="8.918cm" svg:y2="5.027cm">
          <text:p/>
        </draw:line>
        <draw:frame draw:style-name="gr4" draw:text-style-name="P4" draw:layer="layout" svg:width="1.1cm" svg:height="1.119cm" svg:x="14.383cm" svg:y="3.393cm">
          <draw:text-box>
            <text:p text:style-name="P3">R</text:p>
          </draw:text-box>
        </draw:frame>
        <draw:frame draw:style-name="gr5" draw:text-style-name="P4" draw:layer="layout" svg:width="1.362cm" svg:height="1.119cm" svg:x="10.183cm" svg:y="10.155cm">
          <draw:text-box>
            <text:p text:style-name="P3">C</text:p>
          </draw:text-box>
        </draw:frame>
        <draw:line draw:style-name="gr2" draw:text-style-name="P2" draw:layer="layout" svg:x1="8.889cm" svg:y1="15.923cm" svg:x2="8.918cm" svg:y2="12.717cm">
          <text:p/>
        </draw:line>
        <draw:g>
          <draw:line draw:style-name="gr3" draw:text-style-name="P1" draw:layer="layout" svg:x1="7.983cm" svg:y1="10.323cm" svg:x2="9.878cm" svg:y2="10.323cm">
            <text:p/>
          </draw:line>
          <draw:line draw:style-name="gr3" draw:text-style-name="P1" draw:layer="layout" svg:x1="7.983cm" svg:y1="10.323cm" svg:x2="9.878cm" svg:y2="10.323cm">
            <text:p/>
          </draw:line>
          <draw:line draw:style-name="gr3" draw:text-style-name="P1" draw:layer="layout" svg:x1="7.983cm" svg:y1="11.077cm" svg:x2="9.878cm" svg:y2="11.077cm">
            <text:p/>
          </draw:line>
          <draw:line draw:style-name="gr3" draw:text-style-name="P1" draw:layer="layout" svg:x1="8.916cm" svg:y1="12.096cm" svg:x2="8.931cm" svg:y2="11.072cm">
            <text:p/>
          </draw:line>
          <draw:line draw:style-name="gr3" draw:text-style-name="P1" draw:layer="layout" svg:x1="8.916cm" svg:y1="10.338cm" svg:x2="8.931cm" svg:y2="9.314cm">
            <text:p/>
          </draw:line>
        </draw:g>
        <draw:line draw:style-name="gr2" draw:text-style-name="P2" draw:layer="layout" svg:x1="16.483cm" svg:y1="5.014cm" svg:x2="20.291cm" svg:y2="5.027cm">
          <text:p/>
        </draw:line>
        <draw:line draw:style-name="gr2" draw:text-style-name="P2" draw:layer="layout" svg:x1="20.26cm" svg:y1="6.697cm" svg:x2="20.26cm" svg:y2="4.994cm">
          <text:p/>
        </draw:line>
        <draw:line draw:style-name="gr2" draw:text-style-name="P2" draw:layer="layout" svg:x1="8.889cm" svg:y1="15.941cm" svg:x2="8.918cm" svg:y2="12.041cm">
          <text:p/>
        </draw:line>
        <draw:line draw:style-name="gr2" draw:text-style-name="P2" draw:layer="layout" svg:x1="20.26cm" svg:y1="6.721cm" svg:x2="20.26cm" svg:y2="5.018cm">
          <text:p/>
        </draw:line>
        <draw:frame draw:style-name="gr6" draw:text-style-name="P5" draw:layer="layout" svg:width="2.384cm" svg:height="2.302cm" draw:transform="rotate (1.55857902203094) translate (19.383cm 11.142cm)">
          <draw:text-box>
            <text:p><text:span text:style-name="T1">…</text:span></text:p>
          </draw:text-box>
        </draw:frame>
        <draw:line draw:style-name="gr2" draw:text-style-name="P2" draw:layer="layout" svg:x1="8.846cm" svg:y1="15.923cm" svg:x2="20.219cm" svg:y2="15.923cm">
          <text:p/>
        </draw:line>
        <draw:frame draw:style-name="gr7" draw:text-style-name="P4" draw:layer="layout" svg:width="1.695cm" svg:height="1.977cm" svg:x="21.088cm" svg:y="5.755cm">
          <draw:text-box>
            <text:p text:style-name="P3">V<text:span text:style-name="T2">o</text:span><text:span text:style-name="T2">n</text:span></text:p>
          </draw:text-box>
        </draw:frame>
        <draw:custom-shape draw:style-name="gr8" draw:text-style-name="P7" draw:layer="layout" svg:width="1.705cm" svg:height="1.7cm" svg:x="19.383cm" svg:y="5.514cm">
          <text:p text:style-name="P6">+</text:p>
          <text:p text:style-name="P6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0.259cm" svg:y1="7.214cm" svg:x2="20.261cm" svg:y2="7.714cm">
          <text:p/>
        </draw:line>
        <draw:g>
          <draw:line draw:style-name="gr3" draw:text-style-name="P1" draw:layer="layout" svg:x1="20.241cm" svg:y1="7.712cm" svg:x2="20.483cm" svg:y2="7.832cm">
            <text:p/>
          </draw:line>
          <draw:line draw:style-name="gr3" draw:text-style-name="P1" draw:layer="layout" svg:x1="19.998cm" svg:y1="8.095cm" svg:x2="20.481cm" svg:y2="7.83cm">
            <text:p/>
          </draw:line>
          <draw:line draw:style-name="gr3" draw:text-style-name="P1" draw:layer="layout" svg:x1="19.98cm" svg:y1="8.604cm" svg:x2="20.472cm" svg:y2="8.858cm">
            <text:p/>
          </draw:line>
          <draw:line draw:style-name="gr3" draw:text-style-name="P1" draw:layer="layout" svg:x1="19.987cm" svg:y1="8.083cm" svg:x2="20.479cm" svg:y2="8.337cm">
            <text:p/>
          </draw:line>
          <draw:line draw:style-name="gr3" draw:text-style-name="P1" draw:layer="layout" svg:x1="19.983cm" svg:y1="8.615cm" svg:x2="20.466cm" svg:y2="8.35cm">
            <text:p/>
          </draw:line>
          <draw:line draw:style-name="gr3" draw:text-style-name="P1" draw:layer="layout" svg:x1="19.992cm" svg:y1="9.129cm" svg:x2="20.475cm" svg:y2="8.864cm">
            <text:p/>
          </draw:line>
          <draw:line draw:style-name="gr3" draw:text-style-name="P1" draw:layer="layout" svg:x1="20.016cm" svg:y1="9.125cm" svg:x2="20.258cm" svg:y2="9.245cm">
            <text:p/>
          </draw:line>
        </draw:g>
        <draw:line draw:style-name="gr2" draw:text-style-name="P2" draw:layer="layout" svg:x1="20.257cm" svg:y1="9.245cm" svg:x2="20.245cm" svg:y2="9.745cm">
          <text:p/>
        </draw:line>
        <draw:line draw:style-name="gr2" draw:text-style-name="P2" draw:layer="layout" svg:x1="20.246cm" svg:y1="12.887cm" svg:x2="20.246cm" svg:y2="11.184cm">
          <text:p/>
        </draw:line>
        <draw:line draw:style-name="gr2" draw:text-style-name="P2" draw:layer="layout" svg:x1="20.246cm" svg:y1="12.911cm" svg:x2="20.246cm" svg:y2="11.208cm">
          <text:p/>
        </draw:line>
        <draw:frame draw:style-name="gr9" draw:text-style-name="P4" draw:layer="layout" svg:width="1.809cm" svg:height="1.305cm" svg:x="21.118cm" svg:y="12.05cm">
          <draw:text-box>
            <text:p text:style-name="P3">V<text:span text:style-name="T2">on</text:span></text:p>
          </draw:text-box>
        </draw:frame>
        <draw:custom-shape draw:style-name="gr8" draw:text-style-name="P7" draw:layer="layout" svg:width="1.705cm" svg:height="1.7cm" svg:x="19.369cm" svg:y="11.704cm">
          <text:p text:style-name="P6">+</text:p>
          <text:p text:style-name="P6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0.245cm" svg:y1="13.404cm" svg:x2="20.247cm" svg:y2="13.904cm">
          <text:p/>
        </draw:line>
        <draw:g>
          <draw:line draw:style-name="gr3" draw:text-style-name="P1" draw:layer="layout" svg:x1="20.227cm" svg:y1="13.902cm" svg:x2="20.469cm" svg:y2="14.022cm">
            <text:p/>
          </draw:line>
          <draw:line draw:style-name="gr3" draw:text-style-name="P1" draw:layer="layout" svg:x1="19.984cm" svg:y1="14.285cm" svg:x2="20.467cm" svg:y2="14.02cm">
            <text:p/>
          </draw:line>
          <draw:line draw:style-name="gr3" draw:text-style-name="P1" draw:layer="layout" svg:x1="19.966cm" svg:y1="14.794cm" svg:x2="20.458cm" svg:y2="15.048cm">
            <text:p/>
          </draw:line>
          <draw:line draw:style-name="gr3" draw:text-style-name="P1" draw:layer="layout" svg:x1="19.973cm" svg:y1="14.273cm" svg:x2="20.465cm" svg:y2="14.527cm">
            <text:p/>
          </draw:line>
          <draw:line draw:style-name="gr3" draw:text-style-name="P1" draw:layer="layout" svg:x1="19.969cm" svg:y1="14.805cm" svg:x2="20.452cm" svg:y2="14.54cm">
            <text:p/>
          </draw:line>
          <draw:line draw:style-name="gr3" draw:text-style-name="P1" draw:layer="layout" svg:x1="19.978cm" svg:y1="15.319cm" svg:x2="20.461cm" svg:y2="15.054cm">
            <text:p/>
          </draw:line>
          <draw:line draw:style-name="gr3" draw:text-style-name="P1" draw:layer="layout" svg:x1="20.002cm" svg:y1="15.315cm" svg:x2="20.244cm" svg:y2="15.435cm">
            <text:p/>
          </draw:line>
        </draw:g>
        <draw:line draw:style-name="gr2" draw:text-style-name="P2" draw:layer="layout" svg:x1="20.243cm" svg:y1="15.435cm" svg:x2="20.231cm" svg:y2="15.935cm">
          <text:p/>
        </draw:line>
        <draw:frame draw:style-name="gr10" draw:text-style-name="P4" draw:layer="layout" svg:width="1.1cm" svg:height="1.305cm" svg:x="20.583cm" svg:y="8.014cm">
          <draw:text-box>
            <text:p text:style-name="P3"><text:span text:style-name="T3">r</text:span><text:span text:style-name="T2">d</text:span></text:p>
          </draw:text-box>
        </draw:frame>
        <draw:frame draw:style-name="gr10" draw:text-style-name="P4" draw:layer="layout" svg:width="1.1cm" svg:height="1.305cm" svg:x="20.683cm" svg:y="14.114cm">
          <draw:text-box>
            <text:p text:style-name="P3"><text:span text:style-name="T3">r</text:span><text:span text:style-name="T2">d</text:span></text:p>
          </draw:text-box>
        </draw:frame>
        <draw:frame draw:style-name="gr11" draw:text-style-name="P4" draw:layer="layout" svg:width="1.695cm" svg:height="1.305cm" svg:x="6.488cm" svg:y="10.05cm">
          <draw:text-box>
            <text:p text:style-name="P3">V<text:span text:style-name="T2">C</text:span></text:p>
          </draw:text-box>
        </draw:frame>
        <draw:frame draw:style-name="gr11" draw:text-style-name="P9" draw:layer="layout" svg:width="1.1cm" svg:height="1.277cm" svg:x="7.683cm" svg:y="4.678cm">
          <draw:text-box>
            <text:p text:style-name="P8">+</text:p>
          </draw:text-box>
        </draw:frame>
        <draw:frame draw:style-name="gr11" draw:text-style-name="P9" draw:layer="layout" svg:width="1.1cm" svg:height="1.277cm" svg:x="7.783cm" svg:y="15.255cm">
          <draw:text-box>
            <text:p text:style-name="P8">-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483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7:42:04.349637826</meta:creation-date>
    <dc:date>2021-05-08T16:35:23.130588623</dc:date>
    <meta:editing-duration>PT1H33M12S</meta:editing-duration>
    <meta:editing-cycles>18</meta:editing-cycles>
    <meta:generator>LibreOffice/6.4.6.2$Linux_X86_64 LibreOffice_project/40$Build-2</meta:generator>
    <meta:document-statistic meta:object-count="62"/>
  </office:meta>
</office:document-meta>
</file>